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Tipps:</text:p>
            <text:p>- Widerstandsgröße kann über Farbkodierung ermittelt werden</text:p>
            <text:p>- Ausrichtung der Platine so, dass LED-Bezeichnung normal gelesen werden kann (siehe Bild)</text:p>
            <text:p>- Ausrichtung bei Widerständen ist egal</text:p>
            <text:p>- LEDs haben eine Flache Seite und ein kürzeres Beinchen. Beides zeigt die negative Seite an</text:p>
          </table:table-cell>
        </table:table-row>
        <table:table-row table:style-name="ro2">
          <table:table-cell office:value-type="string" calcext:value-type="string">
            <text:p>- IC1-Fassung mit der Nase nach links auf die Platine löten</text:p>
          </table:table-cell>
        </table:table-row>
        <table:table-row table:style-name="ro3">
          <table:table-cell office:value-type="string" calcext:value-type="string">
            <text:p>- Widerstände R1 bis R6 (47 Ohm) einlöten</text:p>
            <text:p>- Ausrichtung ist egal</text:p>
          </table:table-cell>
        </table:table-row>
        <table:table-row table:style-name="ro3">
          <table:table-cell office:value-type="string" calcext:value-type="string">
            <text:p>- Kondensator C1 (104) auflöten</text:p>
            <text:p>- Ausrichtung ist egal</text:p>
          </table:table-cell>
        </table:table-row>
        <table:table-row table:style-name="ro4">
          <table:table-cell office:value-type="string" calcext:value-type="string">
            <text:p>- LED1 bis LED18 auflöten</text:p>
            <text:p>- Achtung! Ausrichtung wichtig. Ausrichtung wechselt auf der Platine</text:p>
            <text:p><text:span text:style-name="T1">- LEDs haben eine Flache Seite und ein kürzeres Beinchen. Beides zeigt die negative Seite an</text:span></text:p>
            <text:p><text:span text:style-name="T1">- Auf der Platine wird die negative Seite durch eine Abflachung dargestellt</text:span></text:p>
          </table:table-cell>
        </table:table-row>
        <table:table-row table:style-name="ro3">
          <table:table-cell office:value-type="string" calcext:value-type="string">
            <text:p>- Schalter S1 auflöten</text:p>
            <text:p>- Tipp: Beinchen haben unterschiedliche Abstände. Es muss nichts verbogen werden. Schalter passt exakt</text:p>
          </table:table-cell>
        </table:table-row>
        <table:table-row table:style-name="ro2">
          <table:table-cell office:value-type="string" calcext:value-type="string">
            <text:p>- Stromanschluss X1 mit Öffnung nach unten</text:p>
          </table:table-cell>
        </table:table-row>
        <table:table-row table:style-name="ro3">
          <table:table-cell office:value-type="string" calcext:value-type="string">
            <text:p>- IC1 mit der Nase nach links in Fassung einstecken</text:p>
            <text:p>- Tipp: Die Beinchen des ICs müssen leicht zurechtgebogen werden, um in die Fassung zu pass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6:18:17.199553984</meta:creation-date>
    <dc:date>2017-03-26T16:51:50.095393986</dc:date>
    <meta:editing-duration>PT33M30S</meta:editing-duration>
    <meta:editing-cycles>6</meta:editing-cycles>
    <meta:generator>LibreOffice/5.2.6.2$Linux_X86_64 LibreOffice_project/20m0$Build-2</meta:generator>
    <meta:document-statistic meta:table-count="1" meta:cell-count="8" meta:object-count="0"/>
  </office:meta>
</office:document-meta>
</file>